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lineSchemaValidator.getPrefix( String namespaceUR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lineSchemaValidator.fatal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lineSchemaValidator.main( String [ ] argv )</text:p>
          </table:table-cell>
          <table:table-cell office:value-type="float" office:value="60">
            <text:p text:style-name="Table_20_Contents">60</text:p>
          </table:table-cell>
          <table:table-cell office:value-type="float" office:value="58">
            <text:p text:style-name="Table_20_Contents">58</text:p>
          </table:table-cell>
          <table:table-cell office:value-type="float" office:value="259">
            <text:p text:style-name="Table_20_Contents">259</text:p>
          </table:table-cell>
        </table:table-row>
        <table:table-row>
          <table:table-cell office:value-type="string">
            <text:p text:style-name="Table_20_Contents">InlineSchemaValidator.getNamespaceURI( String prefi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lineSchemaValidator.printResults( PrintWriter out , String uri , long time , long memory , int repeti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InlineSchemaValidator.printError( String type , SAXParse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InlineSchemaValid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lineSchemaValidator.warning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SchemaValidator.getPrefixes( String namespaceURI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InlineSchemaValid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SchemaValidator.validate( Validator validator , Source source , String systemId , int repetitions , boolean memoryUsa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InlineSchemaValidator.InlineSchemaValidator( HashMap prefixToURIMappings , HashMap uriToPrefixMapp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lineSchemaValidator.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SchemaValid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SchemaValidator.printUsag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